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76pt" svg:height="360pt" svg:x="256.99pt" svg:y="23.56pt">
            <loext:p draw:notify-on-update-of-ranges="Sheet1.C9:Sheet1.C9 Sheet1.C10:Sheet1.C19 Sheet1.D9:Sheet1.D9 Sheet1.D10:Sheet1.D19 Sheet1.E9:Sheet1.E9 Sheet1.E10:Sheet1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258.86pt" svg:y="330.41pt">
            <loext:p draw:notify-on-update-of-ranges="Sheet1.B33:Sheet1.B33 Sheet1.B34:Sheet1.B43 Sheet1.C33:Sheet1.C33 Sheet1.C34:Sheet1.C43 Sheet1.D33:Sheet1.D33 Sheet1.D34:Sheet1.D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gle</text:p>
          </table:table-cell>
          <table:table-cell office:value-type="string" calcext:value-type="string">
            <text:p>Compon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1Left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2Left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3Left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4Left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5Left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6Left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7Left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8Left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9Left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ure10Left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gle</text:p>
          </table:table-cell>
          <table:table-cell office:value-type="string" calcext:value-type="string">
            <text:p>Compon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1Right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2Right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3Right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4Right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5Right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6Right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7Right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8Right</text:p>
          </table:table-cell>
          <table:table-cell table:number-columns-repeated="2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9Right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ure10Right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0:56:35.255000000</meta:creation-date>
    <dc:date>2017-08-30T01:26:10.123000000</dc:date>
    <meta:editing-duration>PT9M6S</meta:editing-duration>
    <meta:editing-cycles>3</meta:editing-cycles>
    <meta:generator>LibreOffice/5.4.0.3$Windows_x86 LibreOffice_project/7556cbc6811c9d992f4064ab9287069087d7f62c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113cm" svg:y="0.389cm" chart:style-name="ch2">
          <text:p>Average Scores for Left Hand</text:p>
        </chart:title>
        <chart:legend chart:legend-position="end" svg:x="17.749cm" svg:y="5.81cm" style:legend-expansion="high" chart:style-name="ch3"/>
        <chart:plot-area chart:style-name="ch4" table:cell-range-address="Sheet1.C9:Sheet1.E19" chart:data-source-has-labels="both" svg:x="1.382cm" svg:y="1.414cm" svg:width="15.961cm" svg:height="10.087cm">
          <chartooo:coordinate-region svg:x="2.215cm" svg:y="1.414cm" svg:width="15.128cm" svg:height="7.833cm"/>
          <chart:axis chart:dimension="x" chart:name="primary-x" chart:style-name="ch5" chartooo:axis-type="auto">
            <chartooo:date-scale/>
            <chart:title svg:x="8.343cm" svg:y="11.756cm" chart:style-name="ch6">
              <text:p>Gesture Type</text:p>
            </chart:title>
            <chart:categories table:cell-range-address="Sheet1.C10:Sheet1.C19"/>
          </chart:axis>
          <chart:axis chart:dimension="y" chart:name="primary-y" chart:style-name="ch7">
            <chart:title svg:x="0.451cm" svg:y="7.784cm" chart:style-name="ch8">
              <text:p>Score Percentage</text:p>
            </chart:title>
            <chart:grid chart:style-name="ch9" chart:class="major"/>
          </chart:axis>
          <chart:series chart:style-name="ch10" chart:values-cell-range-address="Sheet1.D10:Sheet1.D19" chart:label-cell-address="Sheet1.D9:Sheet1.D9" chart:class="chart:bar">
            <chart:data-point chart:repeated="10"/>
          </chart:series>
          <chart:series chart:style-name="ch11" chart:values-cell-range-address="Sheet1.E10:Sheet1.E19" chart:label-cell-address="Sheet1.E9:Sheet1.E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</text:p>
                <draw:g>
                  <svg:desc>Sheet1.D9:Sheet1.D9</svg:desc>
                </draw:g>
              </table:table-cell>
              <table:table-cell office:value-type="string">
                <text:p>Component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ure1Left</text:p>
                <draw:g>
                  <svg:desc>Sheet1.C10:Sheet1.C19</svg:desc>
                </draw:g>
              </table:table-cell>
              <table:table-cell office:value-type="float" office:value="83">
                <text:p>83</text:p>
                <draw:g>
                  <svg:desc>Sheet1.D10:Sheet1.D19</svg:desc>
                </draw:g>
              </table:table-cell>
              <table:table-cell office:value-type="float" office:value="87">
                <text:p>87</text:p>
                <draw:g>
                  <svg:desc>Sheet1.E10:Sheet1.E19</svg:desc>
                </draw:g>
              </table:table-cell>
            </table:table-row>
            <table:table-row>
              <table:table-cell office:value-type="string">
                <text:p>gesture2Left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gesture3Left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gesture4Left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gesture5Left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gesture6Left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esture7Left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esture8Left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esture9Left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esture10Left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955cm" svg:y="0.389cm" chart:style-name="ch2">
          <text:p>Average Scores for Right Hand</text:p>
        </chart:title>
        <chart:legend chart:legend-position="end" svg:x="17.749cm" svg:y="5.81cm" style:legend-expansion="high" chart:style-name="ch3"/>
        <chart:plot-area chart:style-name="ch4" table:cell-range-address="Sheet1.B33:Sheet1.D43" chart:data-source-has-labels="both" svg:x="1.382cm" svg:y="1.414cm" svg:width="15.961cm" svg:height="10.087cm">
          <chartooo:coordinate-region svg:x="2.312cm" svg:y="1.414cm" svg:width="15.031cm" svg:height="7.683cm"/>
          <chart:axis chart:dimension="x" chart:name="primary-x" chart:style-name="ch5" chartooo:axis-type="auto">
            <chartooo:date-scale/>
            <chart:title svg:x="8.343cm" svg:y="11.756cm" chart:style-name="ch6">
              <text:p>Gesture Type</text:p>
            </chart:title>
            <chart:categories table:cell-range-address="Sheet1.B34:Sheet1.B43"/>
          </chart:axis>
          <chart:axis chart:dimension="y" chart:name="primary-y" chart:style-name="ch7">
            <chart:title svg:x="0.451cm" svg:y="7.784cm" chart:style-name="ch8">
              <text:p>Score Percentage</text:p>
            </chart:title>
            <chart:grid chart:style-name="ch9" chart:class="major"/>
          </chart:axis>
          <chart:series chart:style-name="ch10" chart:values-cell-range-address="Sheet1.C34:Sheet1.C43" chart:label-cell-address="Sheet1.C33:Sheet1.C33" chart:class="chart:bar">
            <chart:data-point chart:repeated="10"/>
          </chart:series>
          <chart:series chart:style-name="ch11" chart:values-cell-range-address="Sheet1.D34:Sheet1.D43" chart:label-cell-address="Sheet1.D33:Sheet1.D3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</text:p>
                <draw:g>
                  <svg:desc>Sheet1.C33:Sheet1.C33</svg:desc>
                </draw:g>
              </table:table-cell>
              <table:table-cell office:value-type="string">
                <text:p>Component</text:p>
                <draw:g>
                  <svg:desc>Sheet1.D33:Sheet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ure1Right</text:p>
                <draw:g>
                  <svg:desc>Sheet1.B34:Sheet1.B43</svg:desc>
                </draw:g>
              </table:table-cell>
              <table:table-cell office:value-type="float" office:value="73">
                <text:p>73</text:p>
                <draw:g>
                  <svg:desc>Sheet1.C34:Sheet1.C43</svg:desc>
                </draw:g>
              </table:table-cell>
              <table:table-cell office:value-type="float" office:value="86">
                <text:p>86</text:p>
                <draw:g>
                  <svg:desc>Sheet1.D34:Sheet1.D43</svg:desc>
                </draw:g>
              </table:table-cell>
            </table:table-row>
            <table:table-row>
              <table:table-cell office:value-type="string">
                <text:p>gesture2Right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gesture3Right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gesture4Right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gesture5Right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esture6Right</text:p>
              </table:table-cell>
              <table:table-cell office:value-type="float" office:value="68">
                <text:p>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esture7Right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esture8Right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gesture9Right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esture10Right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